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imple Siren</text:p>
          </draw:text-box>
        </draw:frame>
        <draw:frame presentation:style-name="pr2" draw:layer="layout" svg:width="25.199cm" svg:height="12.179cm" svg:x="1.217cm" svg:y="4.914cm" presentation:class="subtitle" presentation:user-transformed="true">
          <draw:text-box>
            <text:p>Hackerspace Charlotte</text:p>
            <text:p>Raspberry Pi Night</text:p>
            <text:p>November 3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 Arduino to Raspberry Pi</text:p>
              </text:list-item>
              <text:list-item>
                <text:p>Power on Raspberry Pi</text:p>
              </text:list-item>
              <text:list-item>
                <text:p>Red light should be ON on the Arduino</text:p>
              </text:list-item>
              <text:list-item>
                <text:p>Start Arduino 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Siren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p>#define LED 5 //The pin # of the LED</text:p>
            <text:p>#define SPEAKER 3 //The pin # of the speaker</text:p>
            <text:p>#define BUTTON 7 //The pin # of the button</text:p>
            <text:p/>
            <text:p>int i = 0; //Used for counting</text:p>
            <text:p/>
            <text:p>int val = LOW; //Stores whether the button is pressed or not.</text:p>
            <text:p/>
            <text:p>int old_val = LOW; //Stores whether the button was pressed or not last time around the loop.</text:p>
            <text:p/>
            <text:p>int state = 0; //The on/off state of our siren.</text:p>
            <text:p/>
            <text:p>void setup()</text:p>
            <text:p>{</text:p>
            <text:p><text:s text:c="2"/>pinMode(LED, OUTPUT); //Tells arduino that the LED is an output</text:p>
            <text:p><text:s text:c="2"/>pinMode(SPEAKER, OUTPUT); //Tells arduino that the speaker is an output</text:p>
            <text:p><text:s text:c="2"/>pinMode(BUTTON, INPUT); //Tells the arduino that the button is an input</text:p>
            <text:p/>
            <text:p/>
            <text:p><text:s text:c="4"/>//Fade LED and Speaker on.</text:p>
            <text:p><text:s text:c="4"/>for(i = 0; i &lt; 255; i = i + 2)</text:p>
            <text:p><text:s text:c="4"/>{</text:p>
            <text:p/>
            <text:p><text:s text:c="6"/>analogWrite(SPEAKER, i);</text:p>
            <text:p><text:s text:c="6"/>delay(10);</text:p>
            <text:p/>
            <text:p><text:s text:c="4"/>}</text:p>
            <text:p><text:s text:c="4"/>//Fade LED and Speaker out.</text:p>
            <text:p><text:s text:c="4"/>for(i = 255; i &gt; 1; i = i - 2)</text:p>
            <text:p><text:s text:c="4"/>{</text:p>
            <text:p/>
            <text:p><text:s text:c="6"/>analogWrite(SPEAKER, i);</text:p>
            <text:p><text:s text:c="6"/>delay(10);</text:p>
            <text:p><text:s text:c="4"/>}</text:p>
            <text:p/>
            <text:p><text:s text:c="4"/>//Flash LED and Speaker on and off.</text:p>
            <text:p><text:s text:c="4"/>for(i = 1; i &lt;= 10; i++)</text:p>
            <text:p><text:s text:c="4"/>{</text:p>
            <text:p/>
            <text:p><text:s text:c="6"/>analogWrite(SPEAKER, 200);</text:p>
            <text:p><text:s text:c="6"/>delay(100);</text:p>
            <text:p><text:s text:c="6"/>analogWrite(SPEAKER, 25);</text:p>
            <text:p><text:s text:c="6"/>delay(100);</text:p>
            <text:p><text:s text:c="4"/>}</text:p>
            <text:p/>
            <text:p><text:s text:c="4"/>//Turn of the speaker</text:p>
            <text:p><text:s text:c="4"/>analogWrite(SPEAKER, 0);</text:p>
            <text:p/>
            <text:p/>
            <text:p>}</text:p>
            <text:p/>
            <text:p>void loop()</text:p>
            <text:p>{</text:p>
            <text:p>}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ren page 1</text:p>
          </draw:text-box>
        </draw:frame>
        <draw:frame presentation:style-name="pr4" draw:layer="layout" svg:width="25.199cm" svg:height="12.179cm" svg:x="1.4cm" svg:y="4.914cm" presentation:class="outline">
          <draw:text-box>
            <text:p>#define LED 5 //The pin # of the LED</text:p>
            <text:p>#define SPEAKER 3 //The pin # of the speaker</text:p>
            <text:p>#define BUTTON 7 //The pin # of the button</text:p>
            <text:p/>
            <text:p>int i = 0; //Used for counting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ren page 2</text:p>
          </draw:text-box>
        </draw:frame>
        <draw:frame presentation:style-name="pr4" draw:layer="layout" svg:width="25.199cm" svg:height="12.179cm" svg:x="1.4cm" svg:y="4.914cm" presentation:class="outline">
          <draw:text-box>
            <text:p>void setup()</text:p>
            <text:p>{</text:p>
            <text:p><text:s text:c="2"/>pinMode(LED, OUTPUT); //Tells arduino that the LED is an output</text:p>
            <text:p><text:s text:c="2"/>pinMode(SPEAKER, OUTPUT); //Tells arduino that the speaker is an output</text:p>
            <text:p><text:s text:c="2"/>pinMode(BUTTON, INPUT); //Tells the arduino that the button is an input</text:p>
            <text:p><text:s text:c="4"/>//Fade LED and Speaker on.</text:p>
            <text:p><text:s text:c="4"/>for(i = 0; i &lt; 255; i = i + 2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ren page 3</text:p>
          </draw:text-box>
        </draw:frame>
        <draw:frame presentation:style-name="pr4" draw:layer="layout" svg:width="25.199cm" svg:height="12.179cm" svg:x="1.4cm" svg:y="4.914cm" presentation:class="outline">
          <draw:text-box>
            <text:p>{</text:p>
            <text:p><text:s text:c="6"/>analogWrite(SPEAKER, i);</text:p>
            <text:p><text:s text:c="6"/>delay(10);</text:p>
            <text:p><text:s text:c="4"/>}</text:p>
            <text:p><text:s text:c="4"/>//Fade LED and Speaker out.</text:p>
            <text:p><text:s text:c="4"/>for(i = 255; i &gt; 1; i = i - 2)</text:p>
            <text:p><text:s text:c="4"/>{</text:p>
            <text:p><text:s text:c="6"/>analogWrite(SPEAKER, i);</text:p>
            <text:p><text:s text:c="6"/>delay(10);</text:p>
            <text:p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ren page 4</text:p>
          </draw:text-box>
        </draw:frame>
        <draw:frame presentation:style-name="pr4" draw:layer="layout" svg:width="25.199cm" svg:height="12.179cm" svg:x="1.4cm" svg:y="4.914cm" presentation:class="outline">
          <draw:text-box>
            <text:p>//Flash LED and Speaker on and off.</text:p>
            <text:p><text:s text:c="4"/>for(i = 1; i &lt;= 10; i++)</text:p>
            <text:p><text:s text:c="4"/>{</text:p>
            <text:p><text:s text:c="6"/>analogWrite(SPEAKER, 200);</text:p>
            <text:p><text:s text:c="6"/>delay(100);</text:p>
            <text:p><text:s text:c="6"/>analogWrite(SPEAKER, 25);</text:p>
            <text:p><text:s text:c="6"/>delay(100);</text:p>
            <text:p><text:s text:c="4"/>}</text:p>
            <text:p><text:s text:c="4"/>//Turn of the speaker</text:p>
            <text:p><text:s text:c="4"/>analogWrite(SPEAKER, 0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ren page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void loop()</text:p>
            <text:p>{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 Speaker to Ardui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ck wire to ground</text:p>
              </text:list-item>
              <text:list-item>
                <text:p>Red wire to D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 Siren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ve the Siren program</text:p>
                <text:list>
                  <text:list-item>
                    <text:p>File → Save As</text:p>
                  </text:list-item>
                </text:list>
              </text:list-item>
              <text:list-item>
                <text:p>Upload to the Arduino</text:p>
                <text:list>
                  <text:list-item>
                    <text:p>Sketch → Upload</text:p>
                  </text:list-item>
                </text:list>
                <text:p/>
              </text:list-item>
              <text:list-item>
                <text:p>Program will only run once since it is inside the setup loo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 Water Sens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 ribbon cable to sensor</text:p>
                <text:list>
                  <text:list-item>
                    <text:p>Black = ground</text:p>
                  </text:list-item>
                  <text:list-item>
                    <text:p>Red = 5v</text:p>
                  </text:list-item>
                  <text:list-item>
                    <text:p>Yellow = Analog</text:p>
                  </text:list-item>
                </text:list>
              </text:list-item>
              <text:list-item>
                <text:p>Connect Arduino pins to ribbon cable</text:p>
                <text:list>
                  <text:list-item>
                    <text:p>Black = gnd</text:p>
                  </text:list-item>
                  <text:list-item>
                    <text:p>Red = 5v</text:p>
                  </text:list-item>
                  <text:list-item>
                    <text:p>Yellow = A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Prog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rge the two programs together</text:p>
              </text:list-item>
              <text:list-item>
                <text:p>Use If Else statement to control when siren soun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instructables.com/id/Make-a-Mini-LED-Siren-powered-by-Arduino/" xlink:type="simple">http://www.instructables.com/id/Make-a-Mini-LED-Siren-powered-by-Arduino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9:20:09.335097946</meta:creation-date>
    <dc:date>2016-10-29T20:47:48.933825726</dc:date>
    <meta:editing-duration>PT28M35S</meta:editing-duration>
    <meta:editing-cycles>7</meta:editing-cycles>
    <meta:generator>LibreOffice/4.3.3.2$Linux_ARM_EABI LibreOffice_project/430m0$Build-2</meta:generator>
    <meta:document-statistic meta:object-count="73"/>
  </office:meta>
</office:document-meta>
</file>